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2cm" fo:min-width="0.8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.8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.8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0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8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style:text-position="33% 58%"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479cm" svg:height="0.992cm" svg:x="7.062cm" svg:y="9cm">
          <text:p text:style-name="P1"><text:span text:style-name="T1">A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4.2cm" svg:height="1.619cm" svg:x="16.5cm" svg:y="4.1cm">
          <text:p text:style-name="P1"><text:span text:style-name="T1">Präsidi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61cm" svg:height="1.487cm" svg:x="5.286cm" svg:y="11.658cm">
          <text:p text:style-name="P1"><text:span text:style-name="T1">Studierenden-</text:span></text:p>
          <text:p text:style-name="P1"><text:span text:style-name="T1">parla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062cm" svg:y1="11.659cm" svg:x2="8.062cm" svg:y2="9.973cm">
          <text:p/>
        </draw:line>
        <draw:frame draw:style-name="gr3" draw:text-style-name="P4" draw:layer="layout" svg:width="1.655cm" svg:height="1.742cm" draw:transform="rotate (1.56800379999171) translate (7.963cm 11.745cm)">
          <draw:text-box>
            <text:p><text:span text:style-name="T2">wählt</text:span></text:p>
          </draw:text-box>
        </draw:frame>
        <draw:custom-shape draw:style-name="gr1" draw:text-style-name="P2" draw:layer="layout" svg:width="4.263cm" svg:height="1.388cm" svg:x="8.36cm" svg:y="14.633cm">
          <text:p text:style-name="P1"><text:span text:style-name="T1">Fachschaftsr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966cm" svg:height="1.884cm" svg:x="3.6cm" svg:y="14.137cm">
          <text:p text:style-name="P1"><text:span text:style-name="T1">Fachgruppen</text:span></text:p>
          <text:p text:style-name="P1"><text:span text:style-name="T1">-r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8.1cm" svg:height="1.586cm" svg:x="4.9cm" svg:y="17.807cm">
          <text:p text:style-name="P1"><text:span text:style-name="T3">Studiere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83cm" svg:height="1.053cm" draw:transform="rotate (1.56782926706651) translate (7.73cm 15.922cm)">
          <draw:text-box>
            <text:p><text:span text:style-name="T2">wählen</text:span></text:p>
          </draw:text-box>
        </draw:frame>
        <draw:line draw:style-name="gr2" draw:text-style-name="P1" draw:layer="layout" svg:x1="7.765cm" svg:y1="17.706cm" svg:x2="7.765cm" svg:y2="13.145cm">
          <text:p/>
        </draw:line>
        <draw:line draw:style-name="gr2" draw:text-style-name="P1" draw:layer="layout" svg:x1="5.683cm" svg:y1="17.806cm" svg:x2="5.683cm" svg:y2="16.021cm">
          <text:p/>
        </draw:line>
        <draw:custom-shape draw:style-name="gr1" draw:text-style-name="P2" draw:layer="layout" svg:width="4.7cm" svg:height="1.984cm" svg:x="14.9cm" svg:y="13.581cm">
          <text:p text:style-name="P1"><text:span text:style-name="T1">Senat</text:span></text:p>
          <text:p text:style-name="P1"><text:span text:style-name="T4">Prof. 4 / WiMi 2 /</text:span></text:p>
          <text:p text:style-name="P1"><text:span text:style-name="T4"><text:s/></text:span><text:span text:style-name="T4">MTV 2/ <text:s/>Stud.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1cm" svg:height="1.983cm" svg:x="25.1cm" svg:y="7.672cm">
          <text:p text:style-name="P1"><text:span text:style-name="T1">Fakultätsrat</text:span></text:p>
          <text:p text:style-name="P1"><text:span text:style-name="T4">Prof. 7 / WiMi 2 /</text:span></text:p>
          <text:p text:style-name="P1"><text:span text:style-name="T4"><text:s/></text:span><text:span text:style-name="T4">MTV 2/ <text:s/>Stud.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965cm" svg:height="2.38cm" svg:x="12.8cm" svg:y="6.92cm">
          <text:p text:style-name="P1"><text:span text:style-name="T1">KSW</text:span></text:p>
          <text:p text:style-name="P1"><text:span text:style-name="T4">Prof. 4 /</text:span></text:p>
          <text:p text:style-name="P1"><text:span text:style-name="T4">WiMi 2/ </text:span></text:p>
          <text:p text:style-name="P1"><text:span text:style-name="T4">Stud.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082cm" svg:height="1.054cm" draw:transform="rotate (1.56782926706651) translate (5.846cm 17.905cm)">
          <draw:text-box>
            <text:p><text:span text:style-name="T2">wählen</text:span></text:p>
          </draw:text-box>
        </draw:frame>
        <draw:line draw:style-name="gr2" draw:text-style-name="P1" draw:layer="layout" svg:x1="10.541cm" svg:y1="17.806cm" svg:x2="10.541cm" svg:y2="16.021cm">
          <text:p/>
        </draw:line>
        <draw:frame draw:style-name="gr4" draw:text-style-name="P4" draw:layer="layout" svg:width="2.082cm" svg:height="1.053cm" draw:transform="rotate (1.56782926706651) translate (10.739cm 17.704cm)">
          <draw:text-box>
            <text:p><text:span text:style-name="T2">wählen</text:span></text:p>
          </draw:text-box>
        </draw:frame>
        <draw:line draw:style-name="gr2" draw:text-style-name="P1" draw:layer="layout" svg:x1="18.018cm" svg:y1="17.511cm" svg:x2="18.018cm" svg:y2="15.592cm">
          <text:p/>
        </draw:line>
        <draw:frame draw:style-name="gr6" draw:text-style-name="P4" draw:layer="layout" svg:width="2.015cm" svg:height="0.725cm" draw:transform="rotate (1.56782926706651) translate (18cm 17.615cm)">
          <draw:text-box>
            <text:p><text:span text:style-name="T2">wählen</text:span></text:p>
          </draw:text-box>
        </draw:frame>
        <draw:line draw:style-name="gr2" draw:text-style-name="P7" draw:layer="layout" svg:x1="10.807cm" svg:y1="14.6cm" svg:x2="14.2cm" svg:y2="9.3cm">
          <text:p/>
        </draw:line>
        <draw:line draw:style-name="gr2" draw:text-style-name="P1" draw:layer="layout" svg:x1="15.8cm" svg:y1="13.6cm" svg:x2="15.8cm" svg:y2="9.3cm">
          <text:p/>
        </draw:line>
        <draw:frame draw:style-name="gr4" draw:text-style-name="P4" draw:layer="layout" svg:width="2.38cm" svg:height="1.053cm" draw:transform="rotate (1.56782926706651) translate (15.84cm 12.88cm)">
          <draw:text-box>
            <text:p><text:span text:style-name="T2">bestätigt</text:span></text:p>
          </draw:text-box>
        </draw:frame>
        <draw:line draw:style-name="gr2" draw:text-style-name="P1" draw:layer="layout" svg:x1="26.6cm" svg:y1="17.5cm" svg:x2="26.641cm" svg:y2="9.689cm">
          <text:p/>
        </draw:line>
        <draw:frame draw:style-name="gr7" draw:text-style-name="P4" draw:layer="layout" svg:width="2.015cm" svg:height="0.954cm" draw:transform="rotate (1.5683528658421) translate (26.741cm 14.315cm)">
          <draw:text-box>
            <text:p><text:span text:style-name="T2">wählen</text:span></text:p>
          </draw:text-box>
        </draw:frame>
        <draw:custom-shape draw:style-name="gr1" draw:text-style-name="P2" draw:layer="layout" svg:width="3.6cm" svg:height="2.675cm" svg:x="21.5cm" svg:y="11cm">
          <text:p text:style-name="P1"><text:span text:style-name="T1">KfG</text:span></text:p>
          <text:p text:style-name="P1"><text:span text:style-name="T4">Prof. 2 /</text:span></text:p>
          <text:p text:style-name="P1"><text:span text:style-name="T4">WiMi 2/</text:span></text:p>
          <text:p text:style-name="P1"><text:span text:style-name="T4">MTV 2/ <text:s/></text:span></text:p>
          <text:p text:style-name="P1"><text:span text:style-name="T4">Stud.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8.7cm" svg:y1="13.556cm" svg:x2="18.7cm" svg:y2="5.7cm">
          <text:p/>
        </draw:line>
        <draw:frame draw:style-name="gr8" draw:text-style-name="P4" draw:layer="layout" svg:width="1.501cm" svg:height="0.725cm" draw:transform="rotate (1.56800379999171) translate (18.8cm 9.801cm)">
          <draw:text-box>
            <text:p><text:span text:style-name="T2">wählt</text:span></text:p>
          </draw:text-box>
        </draw:frame>
        <draw:line draw:style-name="gr2" draw:text-style-name="P1" draw:layer="layout" svg:x1="23.159cm" svg:y1="17.547cm" svg:x2="23.2cm" svg:y2="13.7cm">
          <text:p/>
        </draw:line>
        <draw:frame draw:style-name="gr4" draw:text-style-name="P4" draw:layer="layout" svg:width="2.082cm" svg:height="1.053cm" draw:transform="rotate (1.56782926706651) translate (23.2cm 15.982cm)">
          <draw:text-box>
            <text:p><text:span text:style-name="T2">wählen</text:span></text:p>
          </draw:text-box>
        </draw:frame>
        <draw:custom-shape draw:style-name="gr1" draw:text-style-name="P5" draw:layer="layout" svg:width="10.6cm" svg:height="1.586cm" svg:x="16.6cm" svg:y="17.514cm">
          <text:p text:style-name="P1"><text:span text:style-name="T3">Alle Mitglieder der Hochsch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612cm" svg:height="0.725cm" draw:transform="rotate (1.01770148683789) translate (11.2cm 14.261cm)">
          <draw:text-box>
            <text:p><text:span text:style-name="T5">Schlägt stud. Mitglieder v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tarosta</meta:initial-creator>
    <meta:creation-date>2013-10-15T22:38:58</meta:creation-date>
    <dc:date>2013-10-15T23:41:03</dc:date>
    <dc:creator>Johannes Starosta</dc:creator>
    <meta:editing-duration>PT38M20S</meta:editing-duration>
    <meta:editing-cycles>19</meta:editing-cycles>
    <meta:generator>LibreOffice/3.5$Linux_X86_64 LibreOffice_project/350m1$Build-2</meta:generator>
    <meta:document-statistic meta:object-count="31"/>
  </office:meta>
</office:document-meta>
</file>